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rmsWriterPerField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rmsWriterPerField.compareTo( Objec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sWriterPerField.finis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rmsWriterPerField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sWriterPerField.NormsWriterPerField( final DocInverterPerField docInverterPerField , final NormsWriterPerThread perThread , final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